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700000267FCC9CFEC829D59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0e7380" officeooo:paragraph-rsid="000e7380"/>
    </style:style>
    <style:style style:name="P2" style:family="paragraph" style:parent-style-name="Standard">
      <style:text-properties officeooo:rsid="00118431" officeooo:paragraph-rsid="00118431"/>
    </style:style>
    <style:style style:name="P3" style:family="paragraph" style:parent-style-name="Standard">
      <style:text-properties officeooo:rsid="00118431" officeooo:paragraph-rsid="00123c80"/>
    </style:style>
    <style:style style:name="P4" style:family="paragraph" style:parent-style-name="Standard">
      <style:text-properties officeooo:rsid="00166c8a" officeooo:paragraph-rsid="00166c8a"/>
    </style:style>
    <style:style style:name="P5" style:family="paragraph" style:parent-style-name="Standard">
      <style:text-properties officeooo:rsid="00166c8a" officeooo:paragraph-rsid="0012c33e"/>
    </style:style>
    <style:style style:name="T1" style:family="text">
      <style:text-properties officeooo:rsid="00123c80"/>
    </style:style>
    <style:style style:name="T2" style:family="text">
      <style:text-properties officeooo:rsid="0016f0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1 — <text:span text:style-name="T2">21 turns, 16 uH</text:span></text:p>
      <text:p text:style-name="P1"/>
      <text:p text:style-name="P3">Dbig —<text:span text:style-name="T1"> 8mm</text:span></text:p>
      <text:p text:style-name="P3">Dsmall —<text:span text:style-name="T1"> 4.5mm</text:span></text:p>
      <text:p text:style-name="P2">Hbig —<text:span text:style-name="T1"> 10 mm</text:span></text:p>
      <text:p text:style-name="P2">Hsmall —<text:span text:style-name="T1"> 5.5 mm</text:span></text:p>
      <text:p text:style-name="P1"><draw:frame draw:style-name="fr1" draw:name="Изображение1" text:anchor-type="paragraph" svg:width="17cm" svg:height="8.123cm" draw:z-index="0"><draw:image xlink:href="Pictures/100002010000050700000267FCC9CFEC829D5964.png" xlink:type="simple" xlink:show="embed" xlink:actuate="onLoad"/></draw:frame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3:22:41.804803089</meta:creation-date>
    <dc:date>2018-10-24T22:10:41.554699233</dc:date>
    <meta:editing-duration>PT26M40S</meta:editing-duration>
    <meta:editing-cycles>9</meta:editing-cycles>
    <meta:generator>LibreOffice/5.2.7.2$Linux_X86_64 LibreOffice_project/20m0$Build-2</meta:generator>
    <meta:document-statistic meta:table-count="0" meta:image-count="1" meta:object-count="0" meta:page-count="1" meta:paragraph-count="5" meta:word-count="15" meta:character-count="71" meta:non-whitespace-character-count="56"/>
  </office:meta>
</office:document-meta>
</file>